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ono Caps" svg:font-family="'Latin Modern Mono Caps'" style:font-pitch="fixed"/>
    <style:font-face style:name="Latin Modern Mono Caps1" svg:font-family="'Latin Modern Mono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99cm"/>
      <style:paragraph-properties style:writing-mode="lr-tb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STD" svg:stroke-width="0.02cm" svg:stroke-color="#000000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000000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 draw:fill-color="#ffffff"/>
      <style:paragraph-properties style:writing-mode="lr-tb"/>
      <style:text-properties style:font-name="Latin Modern Mono Caps" fo:font-style="italic" style:font-style-asian="italic" style:font-style-complex="italic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atin Modern Mono Caps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082cm" svg:height="1.449cm" svg:x="3.886cm" svg:y="0.524cm">
            <draw:text-box>
              <text:p><text:span text:style-name="T1">C</text:span></text:p>
            </draw:text-box>
          </draw:frame>
          <draw:custom-shape draw:style-name="gr2" draw:text-style-name="P2" draw:layer="layout" svg:width="0.162cm" svg:height="0.162cm" svg:x="4.432cm" svg:y="1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1.082cm" svg:height="1.449cm" svg:x="8.62cm" svg:y="1.523cm">
            <draw:text-box>
              <text:p><text:span text:style-name="T1">M</text:span></text:p>
            </draw:text-box>
          </draw:frame>
          <draw:custom-shape draw:style-name="gr2" draw:text-style-name="P2" draw:layer="layout" svg:width="0.162cm" svg:height="0.162cm" svg:x="8.901cm" svg:y="2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1.082cm" svg:height="1.449cm" svg:x="1.823cm" svg:y="4.462cm">
            <draw:text-box>
              <text:p><text:span text:style-name="T1">A</text:span></text:p>
            </draw:text-box>
          </draw:frame>
          <draw:custom-shape draw:style-name="gr2" draw:text-style-name="P2" draw:layer="layout" svg:width="0.162cm" svg:height="0.162cm" svg:x="2.629cm" svg:y="5.5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1" draw:text-style-name="P1" draw:layer="layout" svg:width="1.082cm" svg:height="1.449cm" svg:x="10.799cm" svg:y="6.033cm">
            <draw:text-box>
              <text:p><text:span text:style-name="T1">B</text:span></text:p>
            </draw:text-box>
          </draw:frame>
          <draw:custom-shape draw:style-name="gr2" draw:text-style-name="P2" draw:layer="layout" svg:width="0.162cm" svg:height="0.162cm" svg:x="10.472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3" draw:text-style-name="P3" draw:layer="layout" svg:width="4.305cm" svg:height="7.913cm" draw:transform="skewX (-0.0457276264022515) rotate (1.08507119596487) translate (2.52546522528034cm 5.53516326949702cm)" svg:viewBox="0 0 4306 7914" draw:points="13,200 1005,200 4306,0 1906,7914 0,207">
          <text:p/>
        </draw:polygon>
        <draw:line draw:style-name="gr4" draw:text-style-name="P3" draw:layer="layout" svg:x1="1.812cm" svg:y1="1.119cm" svg:x2="10.948cm" svg:y2="3.187cm">
          <text:p/>
        </draw:line>
        <draw:line draw:style-name="gr4" draw:text-style-name="P3" draw:layer="layout" svg:x1="1.204cm" svg:y1="6.301cm" svg:x2="11.483cm" svg:y2="1.569cm">
          <text:p/>
        </draw:line>
        <draw:line draw:style-name="gr4" draw:text-style-name="P3" draw:layer="layout" svg:x1="10.789cm" svg:y1="7.785cm" svg:x2="8.32cm" svg:y2="0.973cm">
          <text:p/>
        </draw:line>
        <draw:line draw:style-name="gr5" draw:text-style-name="P3" draw:layer="layout" svg:x1="9.914cm" svg:y1="4.89cm" svg:x2="7.882cm" svg:y2="0.353cm">
          <text:p/>
        </draw:line>
        <draw:line draw:style-name="gr5" draw:text-style-name="P3" draw:layer="layout" svg:x1="8.113cm" svg:y1="7.578cm" svg:x2="9.403cm" svg:y2="0.45cm">
          <text:p/>
        </draw:line>
        <draw:line draw:style-name="gr5" draw:text-style-name="P3" draw:layer="layout" svg:x1="1.91cm" svg:y1="6.301cm" svg:x2="11.483cm" svg:y2="1.4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ono Caps" svg:font-family="'Latin Modern Mono Caps'" style:font-pitch="fixed"/>
    <style:font-face style:name="Latin Modern Mono Caps1" svg:font-family="'Latin Modern Mono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draw:stroke-dash draw:name="STD" draw:style="rect" draw:dots1="1" draw:dots1-length="400%" draw:distance="8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8T10:15:37.463752149</meta:creation-date>
    <dc:date>2022-08-09T10:01:50.973665979</dc:date>
    <meta:editing-duration>PT1H41M41S</meta:editing-duration>
    <meta:editing-cycles>3</meta:editing-cycles>
    <meta:generator>LibreOffice/7.3.4.2$Linux_X86_64 LibreOffice_project/30$Build-2</meta:generator>
    <meta:document-statistic meta:object-count="19"/>
  </office:meta>
</office:document-meta>
</file>